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wniej, jeszcze w poprzednim tysiącleciu, strzelanki nazywano “grami doomopodobnymi” ze względu na oczywiste podobieństwa do protoplasty swojego gatunku. Do dziś zdarzają się przypadki określania pewnych gatunków lub nurtów w grach nazwami ich przedstawicieli – cywilizacjopodobne, darksoulsowe etc.</text:p>
      <text:p text:style-name="P1"/>
      <text:p text:style-name="P1">“Thea: The Awakening”, gra założonego w Oksfordzie (lecz zrzeszającego sporo Polaków) zespołu MuHa Games, wymyka się tego typu prostym kategoryzacjom ze względu na jej oryginalność – zarówno w warstwie fabularnej, jak i gameplayowej. Gdy odpalałem ją po raz pierwszy, z jakiegoś powodu myślałem, że będzie to coś podobnego do Cywilizacji, ale ze słowiańską otoczką. Jak się okazało – bardziej nie mogłem się mylić. Co prawda “Theę” da się przypisać do kategorii gier 4X (eXterminate, eXplore, eXploit, eXpand), ale jest dziełem oryginalnym i świeżym.</text:p>
      <text:p text:style-name="P1"/>
      <text:p text:style-name="P1">Gracz, kontrolując grupkę ocalałych z katastrofy, która zniszczyła fantastyczny świat Thei i wcielając się w jedno ze (słowiańskich) bóstw opiekuńczych, podejmuje się zadania odkrycia sposobu na przywrócenie siły bogom oraz naprawy zniszczonego świata. Zaraz po włączeniu nowej rozgrywki jego oczom ukazuje się (poza całkiem przydatnym samouczkiem, gładko wprowadzającym w rozgrywkę) pojedyncza osada, niezbyt dobrze wyekwipowana ekspedycja, kilka surowców rozrzuconych na mapie… i tyle. Z takimi ograniczonymi zasobami trzeba sobie radzić.</text:p>
      <text:p text:style-name="P1"/>
      <text:p text:style-name="P1">Do swojej osady trzeba się przyzwyczaić – nie ma absolutnie żadnych opcji jej przeniesienia albo budowy nowej. Tym samym wioska, która w przeciętnej grze 4X w ciągu kilku tur rozrosłaby się kilkukrotnie, przez całą grę jest centrum naszego niewielkiego plemienia. To tutaj będziemy stawiać budynki, wytwarzać nowe przedmioty, to tu będzie się zaczynać i kończyć większość ekspedycji, na jakie wyślemy naszych ludzi. </text:p>
      <text:p text:style-name="P1"/>
      <text:p text:style-name="P1">Dzięki temu zabiegowi udało się osiągnąć dwie rzeczy – po pierwsze, o wiele większy nacisk położony jest na pojedyncze jednostki. Każdy z członków naszego plemienia jest cenną jednostką, posiadającą swoje wady i zalety, której zastąpienie rzadko kiedy jest możliwe. Nowi mieszkańcy pojawiają się rzadko, a trup potrafi ścielić się gęsto, zwłaszcza jeśli gracz lekkomyślnie zrobi coś niemądrego, np. spróbuje okraść smoka czy stawić czoła o wiele silniejszym wrogom. Dzięki rozbudowanemu systemowi umiejętności oraz opcji zbierania doświadczenia każdy weteran jest tutaj na wagę złota i utrata jednego z nich (zwłaszcza jeśli był specjalistą od czegoś ważnego, np. magii) może doprowadzić do załamania się całej naszej niewielkiej cywilizacji.</text:p>
      <text:p text:style-name="P1"/>
      <text:p text:style-name="P1">Po drugie, głównym narzędziem do poznawania świata gry oraz zbierania licznych surowców rozsianych po mapie są ekspedycje. Gracz w każdej chwili może bowiem wybrać część mieszkańców osady, wyposażyć ich, wsadzić im w plecaki solidne racje żywnościowe, po czym kazać ruszyć w świat. Ten zaś jest bogaty – zarówno w skarby, jak i niebezpieczeństwa. Thea to kraina, której przydarzyło się coś bardzo, bardzo niedobrego – i to widać. Wszędzie rozsiane są ruiny (stanowiące świetne źródło surowców oraz doświadczenia), po lasach pałętają się bandy złodupców… i na każdym kroku może nas spotkać jakaś niemiła niespodzianka. Albo miła. Albo nowe zadanie do wykonania. Nie ma czasu na nudę! </text:p>
      <text:p text:style-name="P1"/>
      <text:p text:style-name="P1">Ważnym elementem gry są wydarzenia tekstowe – w ten sposób obwieszczane są wszystkie ważniejsze wydarzenia, od takich banałów jak kontakt z przeciwnikiem na mapie po ciekawsze przypadki, jak np. zasadzka krasnoludów (w mojej ostatniej rozgrywce szczególnie często atakowały nieopodal mojej osady. Szczególnie wysyłanych po złoto górników. Dranie), spotkanie z krecikiem czy nagłe pojawienie się złych mocy. Tak samo przedstawiane są również zadania, przy których twórcy mogli popuścić wodze fantazji – dzięki czemu podejmiemy się czynności tak niezwykłych, jak próba umówienia krasnoluda na randkę z demonem albo spotkanie z duchami profesorów ze zniszczonego uniwersytetu. W tych momentach gra przypomina proste, tekstowe RPG – gracz co pewien czas otrzymuje możliwość zadecydowania o postępowaniu jego ludzi. Na wybór wpływają umiejętności oraz klasy naszych dzielnych plemieńców. Jeśli dojdzie do wyzwania – które może oznaczać zarówno zwykłą walkę, jak i coś bardziej ambitnego, np. próbę przekonania stada orków, że nie warto nas zaczepiać – gra przechodzi w tryb walki, będący prostą karcianką.</text:p>
      <text:p text:style-name="P1"/>
      <text:p text:style-name="P1">Ekspedycje mają, poza zwiedzaniem świata i odkrywaniem jego tajemnic, jeszcze jedną, ważną funkcję – dają możliwość wydobywania surowców, których brakuje naszej osadzie. O ile na początku mamy dostęp do zaledwie podstawowych zasobów, takich jak drewno czy słoma, to w trakcie postępów w grze otrzymujemy dostęp do kolejnych. Proste drzewko technologiczne umożliwia nam badanie zarówno nowych rodzajów surowców, jak też i nowych budynków oraz przedmiotów do wytwarzania. Efekty rzemieślniczej pracy naszych ludzi różnią się w zależności od materiałów, które wykorzystujemy – na przykład palisada zbudowana z tak niezwykłego materiału, jakim są smocze kości, przyciąga demony, a wieża strażnicza z elfiego drzewa sprawia, że możliwe jest osiedlenie się elfów w naszej osadzie. Podobnie jest z przedmiotami – o ile tworząc miecz z samego drewna, otrzymamy co najwyżej kiepskiej jakości kij do treningu, to używając materiałów z wyższej półki, otrzymamy oręż godny bogów.</text:p>
      <text:p text:style-name="P1"/>
      <text:p text:style-name="P1">Jak widać, o nudę ciężko. Ważnym elementem zwiększającym poziom trudności – oraz grywalność – jest liczba save’ów. Wynosi ona… jeden. Plus jeden automatyczny, zapisujący się na początku nowej tury. Dzięki temu gra przekształca się w swoisty roguelike, w którym wszystkie pomyłki są trudne do naprawienia. Na szczęście, niemalże jak w “Dark Souls”, każda porażka uczy nas czegoś nowego o mechanice gry oraz świecie, w którym toczy się akcja. Co więcej, w trakcie gry zbieramy punkty, które po zakończeniu rozgrywki przekładają się na wzrost poziomu bóstwa, którym graliśmy. Do wyboru mamy bowiem aż ósemkę postaci ze słowiańskiego panteonu – startujemy z losową dwójką, resztę odblokowując w trakcie rozgrywki. Każde z nich różni się nieco oferowanymi bonusami.</text:p>
      <text:p text:style-name="P1"/>
      <text:p text:style-name="P1">Debiut MuHa Games jest bardzo udanym wejściem do świata rozrywki elektronicznej, oferującym długą, ciekawą i dość trudną rozgrywkę osadzoną w uniwersum, które nie zdążyło się jeszcze przejeść graczom. Twórcy, zadowoleni z sukcesu swojego pierwszego dzieła, wydali do niego również darmowe DLC – dodatkową paczkę wydarzeń, pełnoprawny dodatek fabularny “Return of Giants” (jak tytuł wskazuje – wprowadzający do świata Thei grupę niebezpiecznych olbrzymów) oraz tryb multiplayer, umożliwiający granie we dwójkę. Powstaje również druga część. Przy takich twórcach i takiej grze nie ma co myśleć – trzeba brać i grać, bo warto.</text:p>
      <text:p text:style-name="P1"/>
      <text:p text:style-name="P1"/>
      <text:p text:style-name="P1"/>
      <text:p text:style-name="P1"/>
      <text:p text:style-name="P1">Screeny z serii “nie wiem czy się nada”, źródło: Wasz Pan Korektor</text:p>
      <text:p text:style-name="P1"><text:a xlink:type="simple" xlink:href="http://puu.sh/xyaIx/63e46dbd91.jpg" text:style-name="Internet_20_link" text:visited-style-name="Visited_20_Internet_20_Link"><text:span text:style-name="T1">http://puu.sh/xyaIx/63e46dbd91.jpg</text:span></text:a></text:p>
      <text:p text:style-name="P1"><text:soft-page-break/><text:a xlink:type="simple" xlink:href="http://puu.sh/xyaLT/85cea8ee35.jpg" text:style-name="Internet_20_link" text:visited-style-name="Visited_20_Internet_20_Link"><text:span text:style-name="T1">http://puu.sh/xyaLT/85cea8ee35.jpg</text:span></text:a></text:p>
      <text:p text:style-name="P1"><text:a xlink:type="simple" xlink:href="http://puu.sh/xyaMJ/04a11bb9b6.jpg" text:style-name="Internet_20_link" text:visited-style-name="Visited_20_Internet_20_Link"><text:span text:style-name="T1">http://puu.sh/xyaMJ/04a11bb9b6.jp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959" meta:character-count="6849" meta:non-whitespace-character-count="5881"/>
    <meta:generator>LibreOfficeDev/5.1.0.3$Linux_X86_64 LibreOffice_project/</meta:generator>
  </office:meta>
</office:document-meta>
</file>